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8bc3" officeooo:paragraph-rsid="000e8bc3"/>
    </style:style>
    <style:style style:name="P2" style:family="paragraph" style:parent-style-name="Standard">
      <style:text-properties officeooo:rsid="00151e73" officeooo:paragraph-rsid="00151e73"/>
    </style:style>
    <style:style style:name="P3" style:family="paragraph" style:parent-style-name="Standard" style:list-style-name="L1">
      <style:text-properties officeooo:rsid="000e8bc3" officeooo:paragraph-rsid="000e8bc3"/>
    </style:style>
    <style:style style:name="P4" style:family="paragraph" style:parent-style-name="Standard" style:list-style-name="L1">
      <style:text-properties officeooo:rsid="001089fb" officeooo:paragraph-rsid="001089fb"/>
    </style:style>
    <style:style style:name="P5" style:family="paragraph" style:parent-style-name="Standard" style:list-style-name="L1">
      <style:text-properties officeooo:paragraph-rsid="001089fb"/>
    </style:style>
    <style:style style:name="P6" style:family="paragraph" style:parent-style-name="Standard">
      <style:text-properties officeooo:rsid="001089fb" officeooo:paragraph-rsid="001089fb"/>
    </style:style>
    <style:style style:name="P7" style:family="paragraph" style:parent-style-name="Standard" style:list-style-name="L1">
      <style:text-properties officeooo:rsid="0011d1bd" officeooo:paragraph-rsid="0011d1bd"/>
    </style:style>
    <style:style style:name="P8" style:family="paragraph" style:parent-style-name="Standard" style:list-style-name="L1">
      <style:text-properties officeooo:rsid="00136132" officeooo:paragraph-rsid="00136132"/>
    </style:style>
    <style:style style:name="P9" style:family="paragraph" style:parent-style-name="Standard">
      <style:text-properties officeooo:rsid="00136132" officeooo:paragraph-rsid="00136132"/>
    </style:style>
    <style:style style:name="P10" style:family="paragraph" style:parent-style-name="Standard">
      <style:text-properties officeooo:rsid="0016d229" officeooo:paragraph-rsid="0016d229"/>
    </style:style>
    <style:style style:name="P11" style:family="paragraph" style:parent-style-name="Standard" style:list-style-name="L1">
      <style:text-properties officeooo:rsid="00181f79" officeooo:paragraph-rsid="00181f79"/>
    </style:style>
    <style:style style:name="T1" style:family="text">
      <style:text-properties officeooo:rsid="001089fb"/>
    </style:style>
    <style:style style:name="T2" style:family="text">
      <style:text-properties fo:color="#1f497d" loext:opacity="100%" fo:font-family="Calibri, sans-serif" fo:font-size="11pt" officeooo:rsid="001089fb"/>
    </style:style>
    <style:style style:name="T3" style:family="text">
      <style:text-properties officeooo:rsid="00136132"/>
    </style:style>
    <style:style style:name="T4" style:family="text">
      <style:text-properties officeooo:rsid="0011d1b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apes routines alignement</text:p>
      <text:p text:style-name="P1"/>
      <text:p text:style-name="P2">PREPARATION</text:p>
      <text:p text:style-name="P1"/>
      <text:list text:style-name="L1">
        <text:list-item>
          <text:p text:style-name="P3">Faire une copie du Raw Sample Sheet (mail Céline) et le mettre dans les BCL du 60 To dans le dossier CRCT13/60To/SingleCell/BclNovaseq/&lt;nom_du_run&gt;</text:p>
          <text:list>
            <text:list-item>
              <text:p text:style-name="P3">Par exemple : <text:s/>CRCT13/60To/SingleCell/BclNovaseq/260115_A01789_0401_AH7TJ3DMX2_sc5et3_TecRev03a07_T38321-T56803</text:p>
            </text:list-item>
          </text:list>
        </text:list-item>
        <text:list-item>
          <text:p text:style-name="P3">Modifier la SampleSheet</text:p>
          <text:list>
            <text:list-item>
              <text:p text:style-name="P3">Download + ouvrir</text:p>
            </text:list-item>
            <text:list-item>
              <text:p text:style-name="P3">Enlever la partie Header + Reads + Setting et le [Data]</text:p>
            </text:list-item>
            <text:list-item>
              <text:p text:style-name="P3">Remplacer la colonne Species par « Lane »</text:p>
              <text:list>
                <text:list-item>
                  <text:p text:style-name="P3">Sauf si précision de Céline, la lane est la meme pour tous les échantillons ==&gt; Mettre donc * pour chaque ligne</text:p>
                </text:list-item>
              </text:list>
            </text:list-item>
            <text:list-item>
              <text:p text:style-name="P3">Enlever une des colonnes Sample_ID ou Sample_Name car ce sont les même</text:p>
            </text:list-item>
            <text:list-item>
              <text:p text:style-name="P3">Formater les colonnes :</text:p>
              <text:list>
                <text:list-item>
                  <text:p text:style-name="P3">Sample_ID devient Sample</text:p>
                </text:list-item>
                <text:list-item>
                  <text:p text:style-name="P3">index10X devient Index</text:p>
                </text:list-item>
                <text:list-item>
                  <text:p text:style-name="P3">Voir si il y a des typos</text:p>
                </text:list-item>
              </text:list>
            </text:list-item>
          </text:list>
        </text:list-item>
        <text:list-item>
          <text:p text:style-name="P4">Enregistrer le SampleSheet dans un dossier « index_mkfastq » dans le share dans le dossier correspondant à la cohorte dans le 20To</text:p>
          <text:list>
            <text:list-item>
              <text:p text:style-name="P4">Respecter le nom du fichier suivant : « Index_mkfstq_&lt;nom_dossier_celine_jusqua_ID&gt;</text:p>
              <text:list>
                <text:list-item>
                  <text:p text:style-name="P5"><text:span text:style-name="T1">Par exemple, selon Céline, le run est dispo dans </text:span><text:span text:style-name="T2">CRCT13:\60To\SingleCell\BclNovaseq\260115_A01789_0401_AH7TJ3DMX2_sc5et3_TecRev03a07_T38321-T56803</text:span></text:p>
                </text:list-item>
                <text:list-item>
                  <text:p text:style-name="P4">Je vais donc renommer ma SampleSheet modifiée : Index_mkfastq_260115_A01789_0401_AH7TJ3DMX2.csv</text:p>
                </text:list-item>
              </text:list>
            </text:list-item>
          </text:list>
        </text:list-item>
        <text:list-item>
          <text:p text:style-name="P4">Aller sur le laptop à coté </text:p>
        </text:list-item>
        <text:list-item>
          <text:p text:style-name="P4">Dans la console windows, balancer le Sample Sheet modifié sur le cluster de calcul</text:p>
          <text:list>
            <text:list-item>
              <text:p text:style-name="P4">scp &lt;path_sample_sheet_modified&gt; &lt;path_to_home&gt;</text:p>
              <text:list>
                <text:list-item>
                  <text:p text:style-name="P4">Se créer un dossier temporaire « samplesheet » dans son home du cluster</text:p>
                </text:list-item>
              </text:list>
            </text:list-item>
          </text:list>
        </text:list-item>
      </text:list>
      <text:p text:style-name="P6"/>
      <text:p text:style-name="P2">MAKE FASTQ</text:p>
      <text:p text:style-name="P2"/>
      <text:list text:continue-numbering="true" text:style-name="L1">
        <text:list-item>
          <text:p text:style-name="P7">Dans VSCode, ouvrir le script cellranger.7.mkfastq.sh</text:p>
          <text:list>
            <text:list-item>
              <text:p text:style-name="P7">Modifier le chemin d’entrée pour accéder aux Bcl <text:span text:style-name="T3">(pour « bcl » mettre le nom du bcl comme pour le titre de la sample sheet)</text:span></text:p>
              <text:list>
                <text:list-item>
                  <text:p text:style-name="P8">Par exemple ici bcl = <text:s/><text:span text:style-name="T1">260115_A01789_0401_AH7TJ3DMX2</text:span></text:p>
                </text:list-item>
              </text:list>
            </text:list-item>
            <text:list-item>
              <text:p text:style-name="P8">Vérifier le path pour accéder au sample sheet modifié sur le cluster </text:p>
            </text:list-item>
            <text:list-item>
              <text:p text:style-name="P8">Modifier eventuellement le chemin pour Output, pour que cela correspondent à la cohorte</text:p>
              <text:list>
                <text:list-item>
                  <text:p text:style-name="P8">Par exemple /labos/UGM/Recherche/&lt;cohorte&gt;/&lt;nom de dossier temporaire&gt;</text:p>
                </text:list-item>
              </text:list>
            </text:list-item>
            <text:list-item>
              <text:p text:style-name="P8">Lancer sbatch -c 48 &lt;nom_script&gt;.sh</text:p>
              <text:list>
                <text:list-item>
                  <text:p text:style-name="P8">Ici ce sera sbatch -c 48 <text:span text:style-name="T4">cellranger.7.mkfastq</text:span>.sh</text:p>
                </text:list-item>
              </text:list>
            </text:list-item>
            <text:list-item>
              <text:p text:style-name="P8">Faire une vérif</text:p>
              <text:list>
                <text:list-item>
                  <text:p text:style-name="P8">Faire un squeue</text:p>
                </text:list-item>
                <text:list-item>
                  <text:p text:style-name="P8">Vérif que un .rpmo est en train de s’écrire dans le dossier d’output</text:p>
                </text:list-item>
              </text:list>
            </text:list-item>
            <text:list-item>
              <text:p text:style-name="P8">Attendre 2h30 environ le temps que les multiQC tournent</text:p>
            </text:list-item>
          </text:list>
        </text:list-item>
      </text:list>
      <text:p text:style-name="P9"/>
      <text:p text:style-name="P9"/>
      <text:p text:style-name="P9"/>
      <text:p text:style-name="P10"><text:soft-page-break/>ALIGNEMENT</text:p>
      <text:p text:style-name="P10"/>
      <text:list text:continue-numbering="true" text:style-name="L1">
        <text:list-item>
          <text:p text:style-name="P8">Une fois les multiQC fait, les résultat ce trouvent dans /labos/UGM/Recherche/&lt;cohorte&gt;/&lt;nom de dossier temporaire&gt;/H.....(quelque chose)</text:p>
          <text:list>
            <text:list-item>
              <text:p text:style-name="P8">Dans l’exemple ce sera tous ce qui suit le H dans <text:span text:style-name="T1">AH7TJ3DMX2 </text:span>donc le dossier sera <text:span text:style-name="T1">H7TJ3DMX2</text:span> </text:p>
            </text:list-item>
            <text:list-item>
              <text:p text:style-name="P11">Vérifier si tous mes batch sont pésents (par batch on doit avoir 1 R1, R2, I1, I2 * Nombre de lane * nombre de lib (VDJ et GEX, donc 2 dans notre cas)</text:p>
            </text:list-item>
          </text:list>
        </text:list-item>
        <text:list-item>
          <text:p text:style-name="P11">Sur le script cellranger.7.count.2.sh, modifier les chemins et noms :</text:p>
          <text:list>
            <text:list-item>
              <text:p text:style-name="P11">Le nom du protocol dans «</text:p>
            </text:list-item>
            <text:list-item>
              <text:p text:style-name="P11">Le numéro de tes batchs </text:p>
              <text:list>
                <text:list-item>
                  <text:p text:style-name="P11">Par exemple si on des batch de 01 à 07 on remplace dans la boucle seq(1 7)</text:p>
                  <text:list>
                    <text:list-item>
                      <text:p text:style-name="P11">Attention si il y a des 0 dans les nom de tes batch (par exemple 01) il faut le coder en dur dans la boucle qui ecrit les noms</text:p>
                    </text:list-item>
                  </text:list>
                </text:list-item>
              </text:list>
            </text:list-item>
            <text:list-item>
              <text:p text:style-name="P11">Le nom du fastq_folder</text:p>
            </text:list-item>
            <text:list-item>
              <text:p text:style-name="P11">Le nom du fastq_folder_gex = ID du BCL</text:p>
            </text:list-item>
            <text:list-item>
              <text:p text:style-name="P11">Le dossier d’output dans ton home du cluster</text:p>
            </text:list-item>
            <text:list-item>
              <text:p text:style-name="P11">Attendre 2 jour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4:54:17.619696279</meta:creation-date>
    <dc:date>2026-01-19T16:30:35.880668406</dc:date>
    <meta:editing-duration>PT1H1M23S</meta:editing-duration>
    <meta:editing-cycles>4</meta:editing-cycles>
    <meta:generator>LibreOffice/25.8.4.2$Linux_X86_64 LibreOffice_project/580$Build-2</meta:generator>
    <meta:document-statistic meta:table-count="0" meta:image-count="0" meta:object-count="0" meta:page-count="2" meta:paragraph-count="48" meta:word-count="501" meta:character-count="3010" meta:non-whitespace-character-count="2595"/>
  </office:meta>
</office:document-meta>
</file>